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Installation Note:-</text:span></text:p>
      <text:p text:style-name="P1"><text:span text:style-name="T3">1. Extrect backend. rar into apache htdocs folder.</text:span></text:p>
      <text:p text:style-name="P1"><text:span text:style-name="T3">2. exprot database using phpmyadmin or any kind of database client.</text:span></text:p>
      <text:p text:style-name="P1"><text:span text:style-name="T3">3. Extract socket.rar.</text:span></text:p>
      <text:p text:style-name="P1"><text:span text:style-name="T3">4. Open git bash or cmd or linux terminal.</text:span></text:p>
      <text:p text:style-name="P1"><text:span text:style-name="T3">5. run ipm install.</text:span></text:p>
      <text:p text:style-name="P1"><text:span text:style-name="T3">6. after node package installation run npm start.</text:span></text:p>
      <text:p text:style-name="P1"><text:span text:style-name="T3">7. Extract smart-chat. rar into your htdocs folder.</text:span></text:p>
      <text:p text:style-name="P1"><text:span text:style-name="T3">8. No if you visit localhost/smart-chat/ you can see this chat application.</text:span></text:p>
      <text:p text:style-name="P1"><text:span text:style-name="T4">Technology used:-</text:span></text:p>
      <text:p text:style-name="P1"><text:span text:style-name="T4">FOr UI/UX:-</text:span></text:p>
      <text:p text:style-name="P1"><text:span text:style-name="T5">1. Angular 6</text:span></text:p>
      <text:p text:style-name="P1"><text:span text:style-name="T5">2. ng-bootstrap</text:span></text:p>
      <text:p text:style-name="P1"><text:span text:style-name="T5">3. Angular Material 6</text:span></text:p>
      <text:p text:style-name="P1"><text:span text:style-name="T6">For Backend:-</text:span></text:p>
      <text:p text:style-name="P1"><text:span text:style-name="T6">Socket Server :-<text:s/></text:span><text:span text:style-name="T7">Nodejs, socket.io,mysql module, nodemon etc</text:span></text:p>
      <text:p text:style-name="P1"><text:span text:style-name="T8">API Server:-<text:s/></text:span><text:span text:style-name="T9">PHP (Codeigniter 3)</text:span></text:p>
      <text:p text:style-name="P1"><text:span text:style-name="T9"/></text:p>
      <text:p text:style-name="P1"><text:span text:style-name="T9"/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